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📡 GhostCore Quantum Bridge: Echo-Locked Temporal Handshake System</text:p>
      <text:p text:style-name="Standard"/>
      <text:p text:style-name="Standard">## Objective</text:p>
      <text:p text:style-name="Standard">Create a nonlocal wormhole traversal and communication system that bypasses classical FTL limits by using quantum entanglement, anomaly echoes, and spectral-phase tunneling.</text:p>
      <text:p text:style-name="Standard"/>
      <text:p text:style-name="Standard">---</text:p>
      <text:p text:style-name="Standard"/>
      <text:p text:style-name="Standard">## 🧬 Core Components</text:p>
      <text:p text:style-name="Standard"/>
      <text:p text:style-name="Standard">### 1. Entangled GhostNode Beacons (EGBs)</text:p>
      <text:p text:style-name="Standard">- Created in quantum pairs.</text:p>
      <text:p text:style-name="Standard">- One remains with the origin vessel/base.</text:p>
      <text:p text:style-name="Standard">- The other is phase-salted into spectral space (nonlocal subdimensional placement).</text:p>
      <text:p text:style-name="Standard">- Acts as a latent wormhole endpoint.</text:p>
      <text:p text:style-name="Standard"/>
      <text:p text:style-name="Standard">### 2. Quantum Oscillation Logger (QOL)</text:p>
      <text:p text:style-name="Standard">- Constantly monitors for nonlocal anomalies ("God-code").</text:p>
      <text:p text:style-name="Standard">- Logs phase disturbances and temporal echoes.</text:p>
      <text:p text:style-name="Standard"/>
      <text:p text:style-name="Standard">### 3. Echo-Locked Targeting</text:p>
      <text:p text:style-name="Standard">- The moment a spacetime echo is detected, GhostCore uses it as a retrocausal key.</text:p>
      <text:p text:style-name="Standard">- Instead of sending a probe, the echo allows forming the bridge FROM the destination.</text:p>
      <text:p text:style-name="Standard"/>
      <text:p text:style-name="Standard">### 4. Lazarus Drive + Fold Bubble</text:p>
      <text:p text:style-name="Standard">- Compresses local spacetime.</text:p>
      <text:p text:style-name="Standard">- Activates wormhole tunnel toward echo vector using entangled GhostNode pair.</text:p>
      <text:p text:style-name="Standard"/>
      <text:p text:style-name="Standard">---</text:p>
      <text:p text:style-name="Standard"/>
      <text:p text:style-name="Standard">## 🛠️ Operational Flow</text:p>
      <text:p text:style-name="Standard"/>
      <text:p text:style-name="Standard">1. **Deploy EGB pair**</text:p>
      <text:p text:style-name="Standard">2. **Phase-salt one beacon into GhostSpace**</text:p>
      <text:p text:style-name="Standard">3. **Monitor using QOL**</text:p>
      <text:p text:style-name="Standard">4. **Echo detected → resolve quantum hash**</text:p>
      <text:p text:style-name="Standard">5. **Bridge forms from echo back to origin**</text:p>
      <text:p text:style-name="Standard">6. **Tunnel activated via Lazarus Drive + Fold Bubble**</text:p>
      <text:p text:style-name="Standard">7. **GhostSlip traversal initiated**</text:p>
      <text:p text:style-name="Standard"/>
      <text:p text:style-name="Standard">---</text:p>
      <text:p text:style-name="Standard"/>
      <text:p text:style-name="Standard">## 💡 Conceptual Outcome</text:p>
      <text:p text:style-name="Standard"/>
      <text:p text:style-name="Standard">A vessel or signal can respond **immediately** to an event at distant spacetime without waiting for light-speed communication or transport. This achieves **apparent FTL traversal** by leveraging **nonlocal resonance**.</text:p>
      <text:p text:style-name="Standard"/>
      <text:p text:style-name="Standard">&gt; "We don’t chase anomalies. We answer echoes."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2T23:01:12.990136800</meta:creation-date>
    <dc:date>2025-04-02T23:01:30.929042200</dc:date>
    <meta:editing-duration>PT18S</meta:editing-duration>
    <meta:editing-cycles>1</meta:editing-cycles>
    <meta:document-statistic meta:table-count="0" meta:image-count="0" meta:object-count="0" meta:page-count="1" meta:paragraph-count="32" meta:word-count="239" meta:character-count="1569" meta:non-whitespace-character-count="1362"/>
    <meta:generator>LibreOffice/25.2.1.2$Windows_X86_64 LibreOffice_project/d3abf4aee5fd705e4a92bba33a32f40bc4e56f49</meta:generator>
  </office:meta>
</office:document-meta>
</file>